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4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82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1042in" svg:stroke-color="#6d7579" svg:stroke-opacity="100%" draw:stroke-linejoin="round"/>
    </style:style>
    <style:style style:family="graphic" style:name="a3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6d7579" svg:stroke-opacity="100%" draw:stroke-linejoin="round"/>
    </style:style>
    <style:style style:family="graphic" style:name="a202">
      <style:graphic-properties draw:fill="none" draw:stroke="solid" svg:stroke-width="0.01042in" svg:stroke-color="#6d7579" svg:stroke-opacity="100%" draw:stroke-linejoin="round"/>
    </style:style>
    <style:style style:family="graphic" style:name="a203">
      <style:graphic-properties draw:fill="none" draw:stroke="solid" svg:stroke-width="0.01042in" svg:stroke-color="#6d7579" svg:stroke-opacity="100%" draw:stroke-linejoin="round"/>
    </style:style>
    <style:style style:family="graphic" style:name="a204">
      <style:graphic-properties draw:fill="none" draw:stroke="solid" svg:stroke-width="0.01042in" svg:stroke-color="#6d7579" svg:stroke-opacity="100%" draw:stroke-linejoin="round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1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3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none" draw:stroke="solid" svg:stroke-width="0.01042in" svg:stroke-color="#6d7579" svg:stroke-opacity="100%" draw:stroke-linejoin="round"/>
    </style:style>
    <style:style style:family="graphic" style:name="a35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6d7579" svg:stroke-opacity="100%" draw:stroke-linejoin="round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6d7579" svg:stroke-opacity="100%" draw:stroke-linejoin="round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042in" svg:stroke-color="#6d7579" svg:stroke-opacity="100%" draw:stroke-linejoin="round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1042in" svg:stroke-color="#6d7579" svg:stroke-opacity="100%" draw:stroke-linejoin="round"/>
    </style:style>
    <style:style style:family="graphic" style:name="a35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draw:fill="none" draw:stroke="solid" svg:stroke-width="0.01042in" svg:stroke-color="#6d7579" svg:stroke-opacity="100%" draw:stroke-linejoin="round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6d7579" svg:stroke-opacity="100%" draw:stroke-linejoin="round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" draw:style-name="a155" draw:master-page-name="Master1-Layout2-obj-Titel-und-Inhalt" presentation:presentation-page-layout-name="Master1-PPL2">
        <draw:g draw:name="Gruppieren 77" draw:id="id27">
          <svg:desc/>
          <draw:custom-shape svg:x="8.3862in" svg:y="5.71872in" svg:width="1.10248in" svg:height="0.315in" draw:id="id107" draw:style-name="a401" draw:name="Rechteck 4">
            <svg:desc/>
            <text:p text:style-name="a400" text:class-names="" text:cond-style-name=""><text:span text:style-name="a398" text:class-names="">Video</text:span><text:span text:style-name="a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6.03372in" svg:width="1.10248in" svg:height="0.70874in" draw:id="id108" draw:style-name="a404" draw:name="Rechteck 5">
            <svg:desc/>
            <text:p text:style-name="a403" text:class-names="" text:cond-style-name=""><text:span text:style-name="a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6.11247in" svg:width="1.10248in" svg:height="0.1575in" draw:id="id69" draw:style-name="a408" draw:name="Rechteck 7">
            <svg:desc/>
            <text:p text:style-name="a407" text:class-names="" text:cond-style-name=""><text:span text:style-name="a405" text:class-names="">ID</text:span><text:span text:style-name="a4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6.34871in" svg:width="1.10248in" svg:height="0.1575in" draw:id="id109" draw:style-name="a411" draw:name="Rechteck 9">
            <svg:desc/>
            <text:p text:style-name="a410" text:class-names="" text:cond-style-name=""><text:span text:style-name="a409" text:class-names="">Video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6.58496in" svg:width="1.10248in" svg:height="0.1575in" draw:id="id110" draw:style-name="a415" draw:name="Rechteck 17">
            <svg:desc/>
            <text:p text:style-name="a414" text:class-names="" text:cond-style-name=""><text:span text:style-name="a412" text:class-names="">MD5Sum</text:span><text:span text:style-name="a4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8" draw:id="id28">
          <svg:desc/>
          <draw:custom-shape svg:x="8.3862in" svg:y="1.30878in" svg:width="1.10248in" svg:height="0.315in" draw:id="id103" draw:style-name="a382" draw:name="Rechteck 18">
            <svg:desc/>
            <text:p text:style-name="a381" text:class-names="" text:cond-style-name=""><text:span text:style-name="a379" text:class-names="">Image</text:span><text:span text:style-name="a3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1.62378in" svg:width="1.10248in" svg:height="0.70874in" draw:id="id104" draw:style-name="a385" draw:name="Rechteck 19">
            <svg:desc/>
            <text:p text:style-name="a384" text:class-names="" text:cond-style-name=""><text:span text:style-name="a3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1.70253in" svg:width="1.10248in" svg:height="0.1575in" draw:id="id57" draw:style-name="a389" draw:name="Rechteck 20">
            <svg:desc/>
            <text:p text:style-name="a388" text:class-names="" text:cond-style-name=""><text:span text:style-name="a386" text:class-names="">ID</text:span><text:span text:style-name="a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1.93878in" svg:width="1.10248in" svg:height="0.1575in" draw:id="id105" draw:style-name="a393" draw:name="Rechteck 21">
            <svg:desc/>
            <text:p text:style-name="a392" text:class-names="" text:cond-style-name=""><text:span text:style-name="a390" text:class-names="">Image</text:span><text:span text:style-name="a3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2.17502in" svg:width="1.10248in" svg:height="0.1575in" draw:id="id106" draw:style-name="a397" draw:name="Rechteck 22">
            <svg:desc/>
            <text:p text:style-name="a396" text:class-names="" text:cond-style-name=""><text:span text:style-name="a394" text:class-names="">MD5Sum</text:span><text:span text:style-name="a3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7" draw:id="id29">
          <svg:desc/>
          <draw:custom-shape svg:x="8.3862in" svg:y="4.61624in" svg:width="1.10248in" svg:height="0.315in" draw:id="id99" draw:style-name="a363" draw:name="Rechteck 23">
            <svg:desc/>
            <text:p text:style-name="a362" text:class-names="" text:cond-style-name=""><text:span text:style-name="a360" text:class-names="">File</text:span><text:span text:style-name="a3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4.93123in" svg:width="1.10248in" svg:height="0.70874in" draw:id="id100" draw:style-name="a366" draw:name="Rechteck 24">
            <svg:desc/>
            <text:p text:style-name="a365" text:class-names="" text:cond-style-name=""><text:span text:style-name="a3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5.00998in" svg:width="1.10248in" svg:height="0.1575in" draw:id="id66" draw:style-name="a370" draw:name="Rechteck 25">
            <svg:desc/>
            <text:p text:style-name="a369" text:class-names="" text:cond-style-name=""><text:span text:style-name="a367" text:class-names="">ID</text:span><text:span text:style-name="a3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5.24623in" svg:width="1.10248in" svg:height="0.1575in" draw:id="id101" draw:style-name="a374" draw:name="Rechteck 26">
            <svg:desc/>
            <text:p text:style-name="a373" text:class-names="" text:cond-style-name=""><text:span text:style-name="a371" text:class-names="">File</text:span><text:span text:style-name="a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5.48248in" svg:width="1.10248in" svg:height="0.1575in" draw:id="id102" draw:style-name="a378" draw:name="Rechteck 27">
            <svg:desc/>
            <text:p text:style-name="a377" text:class-names="" text:cond-style-name=""><text:span text:style-name="a375" text:class-names="">MD5Sum</text:span><text:span text:style-name="a3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43" draw:id="id30">
          <svg:desc/>
          <draw:custom-shape svg:x="0.35381in" svg:y="5.48248in" svg:width="1.73248in" svg:height="0.1575in" draw:id="id89" draw:style-name="a320" draw:name="Rechteck 6">
            <svg:desc/>
            <text:p text:style-name="a319" text:class-names="" text:cond-style-name=""><text:span text:style-name="a317" text:class-names="">Password</text:span><text:span text:style-name="a3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5.71872in" svg:width="1.73248in" svg:height="0.1575in" draw:id="id90" draw:style-name="a324" draw:name="Rechteck 8">
            <svg:desc/>
            <text:p text:style-name="a323" text:class-names="" text:cond-style-name=""><text:span text:style-name="a321" text:class-names="">Email</text:span><text:span text:style-name="a3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5.95497in" svg:width="1.73248in" svg:height="0.1575in" draw:id="id91" draw:style-name="a328" draw:name="Rechteck 10">
            <svg:desc/>
            <text:p text:style-name="a327" text:class-names="" text:cond-style-name=""><text:span text:style-name="a325" text:class-names="">SignupDate</text:span><text:span text:style-name="a3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6.19122in" svg:width="1.73248in" svg:height="0.1575in" draw:id="id92" draw:style-name="a332" draw:name="Rechteck 11">
            <svg:desc/>
            <text:p text:style-name="a331" text:class-names="" text:cond-style-name=""><text:span text:style-name="a329" text:class-names="">Status</text:span><text:span text:style-name="a3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6.42746in" svg:width="1.73248in" svg:height="0.1575in" draw:id="id93" draw:style-name="a336" draw:name="Rechteck 12">
            <svg:desc/>
            <text:p text:style-name="a335" text:class-names="" text:cond-style-name=""><text:span text:style-name="a333" text:class-names="">AuthenticationTime</text:span><text:span text:style-name="a3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6.66371in" svg:width="1.73248in" svg:height="0.1575in" draw:id="id94" draw:style-name="a340" draw:name="Rechteck 13">
            <svg:desc/>
            <text:p text:style-name="a339" text:class-names="" text:cond-style-name=""><text:span text:style-name="a337" text:class-names="">Active</text:span><text:span text:style-name="a3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4.37999in" svg:width="1.73248in" svg:height="0.315in" draw:id="id95" draw:style-name="a344" draw:name="Rechteck 28">
            <svg:desc/>
            <text:p text:style-name="a343" text:class-names="" text:cond-style-name=""><text:span text:style-name="a341" text:class-names="">Users</text:span><text:span text:style-name="a3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4.69499in" svg:width="1.73248in" svg:height="2.20497in" draw:id="id96" draw:style-name="a347" draw:name="Rechteck 29">
            <svg:desc/>
            <text:p text:style-name="a346" text:class-names="" text:cond-style-name=""><text:span text:style-name="a3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4.77374in" svg:width="1.73248in" svg:height="0.1575in" draw:id="id41" draw:style-name="a351" draw:name="Rechteck 30">
            <svg:desc/>
            <text:p text:style-name="a350" text:class-names="" text:cond-style-name=""><text:span text:style-name="a348" text:class-names="">ID</text:span><text:span text:style-name="a3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5.00998in" svg:width="1.73248in" svg:height="0.1575in" draw:id="id97" draw:style-name="a355" draw:name="Rechteck 31">
            <svg:desc/>
            <text:p text:style-name="a354" text:class-names="" text:cond-style-name=""><text:span text:style-name="a352" text:class-names="">Username</text:span><text:span text:style-name="a3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5381in" svg:y="5.24623in" svg:width="1.73248in" svg:height="0.1575in" draw:id="id98" draw:style-name="a359" draw:name="Rechteck 32">
            <svg:desc/>
            <text:p text:style-name="a358" text:class-names="" text:cond-style-name=""><text:span text:style-name="a356" text:class-names="">B64Username</text:span><text:span text:style-name="a3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1575in" svg:y="5.48248in" svg:width="1.33873in" svg:height="0.315in" draw:id="id31" draw:style-name="a159" draw:name="Rechteck 33">
          <svg:desc/>
          <text:p text:style-name="a158" text:class-names="" text:cond-style-name=""><text:span text:style-name="a156" text:class-names="">Chats</text:span><text:span text:style-name="a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75in" svg:y="5.79747in" svg:width="1.33873in" svg:height="0.78749in" draw:id="id32" draw:style-name="a162" draw:name="Rechteck 34"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75in" svg:y="5.87622in" svg:width="1.33873in" svg:height="0.1575in" draw:id="id33" draw:style-name="a166" draw:name="Rechteck 35">
          <svg:desc/>
          <text:p text:style-name="a165" text:class-names="" text:cond-style-name=""><text:span text:style-name="a163" text:class-names="">ID</text:span><text:span text:style-name="a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75in" svg:y="6.11247in" svg:width="1.33873in" svg:height="0.1575in" draw:id="id34" draw:style-name="a170" draw:name="Rechteck 36">
          <svg:desc/>
          <text:p text:style-name="a169" text:class-names="" text:cond-style-name=""><text:span text:style-name="a167" text:class-names="">Chatname</text:span><text:span text:style-name="a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575in" svg:y="6.34871in" svg:width="1.33873in" svg:height="0.1575in" draw:id="id35" draw:style-name="a174" draw:name="Rechteck 37">
          <svg:desc/>
          <text:p text:style-name="a173" text:class-names="" text:cond-style-name=""><text:span text:style-name="a171" text:class-names="">OwningUserID</text:span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6752in" svg:y="5.56122in" svg:width="1.33873in" svg:height="0.315in" draw:id="id36" draw:style-name="a178" draw:name="Rechteck 38">
          <svg:desc/>
          <text:p text:style-name="a177" text:class-names="" text:cond-style-name=""><text:span text:style-name="a175" text:class-names="">UserToChats</text:span><text:span text:style-name="a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6752in" svg:y="5.87622in" svg:width="1.33873in" svg:height="0.78749in" draw:id="id37" draw:style-name="a181" draw:name="Rechteck 39"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6752in" svg:y="5.95497in" svg:width="1.33873in" svg:height="0.1575in" draw:id="id38" draw:style-name="a185" draw:name="Rechteck 40">
          <svg:desc/>
          <text:p text:style-name="a184" text:class-names="" text:cond-style-name=""><text:span text:style-name="a182" text:class-names="">ID</text:span><text:span text:style-name="a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6752in" svg:y="6.19122in" svg:width="1.33873in" svg:height="0.1575in" draw:id="id39" draw:style-name="a189" draw:name="Rechteck 41">
          <svg:desc/>
          <text:p text:style-name="a188" text:class-names="" text:cond-style-name=""><text:span text:style-name="a186" text:class-names="">UserID</text:span><text:span text:style-name="a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6752in" svg:y="6.42746in" svg:width="1.33873in" svg:height="0.1575in" draw:id="id40" draw:style-name="a193" draw:name="Rechteck 42">
          <svg:desc/>
          <text:p text:style-name="a192" text:class-names="" text:cond-style-name=""><text:span text:style-name="a190" text:class-names="">ChatID</text:span><text:span text:style-name="a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08629in" svg:y1="4.85248in" draw:start-shape="id41" draw:start-glue-point="1" svg:x2="3.26752in" svg:y2="6.26997in" draw:end-shape="id39" draw:end-glue-point="3" draw:id="id42" draw:style-name="a194" draw:name="Gewinkelte Verbindung 47">
          <svg:desc/>
        </draw:connector>
        <draw:connector draw:type="standard" svg:x1="4.60626in" svg:y1="6.50621in" draw:start-shape="id40" draw:start-glue-point="1" svg:x2="5.1575in" svg:y2="5.95497in" draw:end-shape="id33" draw:end-glue-point="3" draw:id="id43" draw:style-name="a195" draw:name="Gewinkelte Verbindung 49">
          <svg:desc/>
        </draw:connector>
        <draw:connector draw:type="standard" svg:x1="6.49623in" svg:y1="6.42746in" draw:start-shape="id41" draw:start-glue-point="3" svg:x2="0.35381in" svg:y2="4.85248in" draw:end-shape="id35" draw:end-glue-point="1" draw:id="id44" draw:style-name="a196" draw:transform="translate(-3.42502in -5.63997in) rotate(-3.14159) translate(3.42502in 5.63997in)" draw:name="Gewinkelte Verbindung 52">
          <svg:desc/>
        </draw:connector>
        <draw:g draw:name="Gruppieren 76" draw:id="id45">
          <svg:desc/>
          <draw:custom-shape svg:x="3.34627in" svg:y="1.54503in" svg:width="2.04747in" svg:height="0.23625in" draw:id="id80" draw:style-name="a253" draw:name="Rechteck 59">
            <svg:desc/>
            <text:p text:style-name="a252" text:class-names="" text:cond-style-name=""><text:span text:style-name="a250" text:class-names="">SendTimestamp</text:span><text:span text:style-name="a2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1.78128in" svg:width="2.04747in" svg:height="0.23625in" draw:id="id81" draw:style-name="a257" draw:name="Rechteck 60">
            <svg:desc/>
            <text:p text:style-name="a256" text:class-names="" text:cond-style-name=""><text:span text:style-name="a254" text:class-names="">ReadTimestamp</text:span><text:span text:style-name="a2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2.01752in" svg:width="2.04747in" svg:height="0.23625in" draw:id="id82" draw:style-name="a261" draw:name="Rechteck 61">
            <svg:desc/>
            <text:p text:style-name="a260" text:class-names="" text:cond-style-name=""><text:span text:style-name="a258" text:class-names="">TempReadTimestamp</text:span><text:span text:style-name="a2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2.25377in" svg:width="2.04747in" svg:height="0.23625in" draw:id="id83" draw:style-name="a265" draw:name="Rechteck 62">
            <svg:desc/>
            <text:p text:style-name="a264" text:class-names="" text:cond-style-name=""><text:span text:style-name="a262" text:class-names="">ShowTimestamp</text:span><text:span text:style-name="a2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2.49002in" svg:width="2.04747in" svg:height="0.23625in" draw:id="id51" draw:style-name="a269" draw:name="Rechteck 63">
            <svg:desc/>
            <text:p text:style-name="a268" text:class-names="" text:cond-style-name=""><text:span text:style-name="a266" text:class-names="">UsertoChatID</text:span><text:span text:style-name="a2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2.72626in" svg:width="2.04747in" svg:height="0.23625in" draw:id="id53" draw:style-name="a273" draw:name="Rechteck 64">
            <svg:desc/>
            <text:p text:style-name="a272" text:class-names="" text:cond-style-name=""><text:span text:style-name="a270" text:class-names="">TextMsgID</text:span><text:span text:style-name="a2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0.52129in" svg:width="2.04747in" svg:height="0.315in" draw:id="id84" draw:style-name="a277" draw:name="Rechteck 65">
            <svg:desc/>
            <text:p text:style-name="a276" text:class-names="" text:cond-style-name=""><text:span text:style-name="a274" text:class-names="">Messages</text:span><text:span text:style-name="a2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0.83629in" svg:width="2.04747in" svg:height="3.7012in" draw:id="id85" draw:style-name="a280" draw:name="Rechteck 66">
            <svg:desc/>
            <text:p text:style-name="a279" text:class-names="" text:cond-style-name=""><text:span text:style-name="a2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0.83629in" svg:width="2.04747in" svg:height="0.23625in" draw:id="id86" draw:style-name="a284" draw:name="Rechteck 67">
            <svg:desc/>
            <text:p text:style-name="a283" text:class-names="" text:cond-style-name=""><text:span text:style-name="a281" text:class-names="">ID</text:span><text:span text:style-name="a2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1.07254in" svg:width="2.04747in" svg:height="0.23625in" draw:id="id49" draw:style-name="a288" draw:name="Rechteck 68">
            <svg:desc/>
            <text:p text:style-name="a287" text:class-names="" text:cond-style-name=""><text:span text:style-name="a285" text:class-names="">OwningUserID</text:span><text:span text:style-name="a2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1.30878in" svg:width="2.04747in" svg:height="0.23625in" draw:id="id87" draw:style-name="a292" draw:name="Rechteck 69">
            <svg:desc/>
            <text:p text:style-name="a291" text:class-names="" text:cond-style-name=""><text:span text:style-name="a289" text:class-names="">MessageTyp</text:span><text:span text:style-name="a2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2.96251in" svg:width="2.04747in" svg:height="0.23625in" draw:id="id56" draw:style-name="a296" draw:name="Rechteck 70">
            <svg:desc/>
            <text:p text:style-name="a295" text:class-names="" text:cond-style-name=""><text:span text:style-name="a293" text:class-names="">ImageMsgID</text:span><text:span text:style-name="a2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3.19876in" svg:width="2.04747in" svg:height="0.23625in" draw:id="id59" draw:style-name="a300" draw:name="Rechteck 71">
            <svg:desc/>
            <text:p text:style-name="a299" text:class-names="" text:cond-style-name=""><text:span text:style-name="a297" text:class-names="">LocationMsgID</text:span><text:span text:style-name="a2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3.435in" svg:width="2.04747in" svg:height="0.23625in" draw:id="id62" draw:style-name="a304" draw:name="Rechteck 72">
            <svg:desc/>
            <text:p text:style-name="a303" text:class-names="" text:cond-style-name=""><text:span text:style-name="a301" text:class-names="">ContactMsgID</text:span><text:span text:style-name="a3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3.67125in" svg:width="2.04747in" svg:height="0.23625in" draw:id="id65" draw:style-name="a308" draw:name="Rechteck 73">
            <svg:desc/>
            <text:p text:style-name="a307" text:class-names="" text:cond-style-name=""><text:span text:style-name="a305" text:class-names="">FileMsgID</text:span><text:span text:style-name="a3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3.9075in" svg:width="2.04747in" svg:height="0.23625in" draw:id="id68" draw:style-name="a312" draw:name="Rechteck 74">
            <svg:desc/>
            <text:p text:style-name="a311" text:class-names="" text:cond-style-name=""><text:span text:style-name="a309" text:class-names="">VideoMsgID</text:span><text:span text:style-name="a3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4627in" svg:y="4.14374in" svg:width="2.04747in" svg:height="0.23625in" draw:id="id88" draw:style-name="a316" draw:name="Rechteck 75">
            <svg:desc/>
            <text:p text:style-name="a315" text:class-names="" text:cond-style-name=""><text:span text:style-name="a313" text:class-names="">OriginMsgID</text:span><text:span text:style-name="a3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4" draw:id="id46">
          <svg:desc/>
          <draw:custom-shape svg:x="8.3862in" svg:y="0.2063in" svg:width="1.10248in" svg:height="0.315in" draw:id="id77" draw:style-name="a238" draw:name="Rechteck 79">
            <svg:desc/>
            <text:p text:style-name="a237" text:class-names="" text:cond-style-name=""><text:span text:style-name="a235" text:class-names="">Text</text:span><text:span text:style-name="a2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0.52129in" svg:width="1.10248in" svg:height="0.70874in" draw:id="id78" draw:style-name="a241" draw:name="Rechteck 80">
            <svg:desc/>
            <text:p text:style-name="a240" text:class-names="" text:cond-style-name=""><text:span text:style-name="a2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0.60004in" svg:width="1.10248in" svg:height="0.1575in" draw:id="id54" draw:style-name="a245" draw:name="Rechteck 81">
            <svg:desc/>
            <text:p text:style-name="a244" text:class-names="" text:cond-style-name=""><text:span text:style-name="a242" text:class-names="">ID</text:span><text:span text:style-name="a2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0.83629in" svg:width="1.10248in" svg:height="0.1575in" draw:id="id79" draw:style-name="a249" draw:name="Rechteck 82">
            <svg:desc/>
            <text:p text:style-name="a248" text:class-names="" text:cond-style-name=""><text:span text:style-name="a246" text:class-names="">Text</text:span><text:span text:style-name="a2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5" draw:id="id47">
          <svg:desc/>
          <draw:custom-shape svg:x="8.3862in" svg:y="2.41127in" svg:width="1.10248in" svg:height="0.315in" draw:id="id74" draw:style-name="a223" draw:name="Rechteck 84">
            <svg:desc/>
            <text:p text:style-name="a222" text:class-names="" text:cond-style-name=""><text:span text:style-name="a220" text:class-names="">Location</text:span><text:span text:style-name="a2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2.72626in" svg:width="1.10248in" svg:height="0.70874in" draw:id="id75" draw:style-name="a226" draw:name="Rechteck 85">
            <svg:desc/>
            <text:p text:style-name="a225" text:class-names="" text:cond-style-name=""><text:span text:style-name="a2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2.80501in" svg:width="1.10248in" svg:height="0.1575in" draw:id="id60" draw:style-name="a230" draw:name="Rechteck 86">
            <svg:desc/>
            <text:p text:style-name="a229" text:class-names="" text:cond-style-name=""><text:span text:style-name="a227" text:class-names="">ID</text:span><text:span text:style-name="a2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3.04126in" svg:width="1.10248in" svg:height="0.1575in" draw:id="id76" draw:style-name="a234" draw:name="Rechteck 87">
            <svg:desc/>
            <text:p text:style-name="a233" text:class-names="" text:cond-style-name=""><text:span text:style-name="a231" text:class-names="">Location</text:span><text:span text:style-name="a2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6" draw:id="id48">
          <svg:desc/>
          <draw:custom-shape svg:x="8.3862in" svg:y="3.51375in" svg:width="1.10248in" svg:height="0.315in" draw:id="id71" draw:style-name="a208" draw:name="Rechteck 89">
            <svg:desc/>
            <text:p text:style-name="a207" text:class-names="" text:cond-style-name=""><text:span text:style-name="a205" text:class-names="">Contact</text:span><text:span text:style-name="a2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3.82875in" svg:width="1.10248in" svg:height="0.70874in" draw:id="id72" draw:style-name="a211" draw:name="Rechteck 90">
            <svg:desc/>
            <text:p text:style-name="a210" text:class-names="" text:cond-style-name=""><text:span text:style-name="a2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3.9075in" svg:width="1.10248in" svg:height="0.1575in" draw:id="id63" draw:style-name="a215" draw:name="Rechteck 91">
            <svg:desc/>
            <text:p text:style-name="a214" text:class-names="" text:cond-style-name=""><text:span text:style-name="a212" text:class-names="">ID</text:span><text:span text:style-name="a2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62in" svg:y="4.14374in" svg:width="1.10248in" svg:height="0.1575in" draw:id="id73" draw:style-name="a219" draw:name="Rechteck 92">
            <svg:desc/>
            <text:p text:style-name="a218" text:class-names="" text:cond-style-name=""><text:span text:style-name="a216" text:class-names="">Contact</text:span><text:span text:style-name="a2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standard" svg:x1="3.34627in" svg:y1="1.19066in" draw:start-shape="id41" draw:start-glue-point="3" svg:x2="0.35381in" svg:y2="4.85248in" draw:end-shape="id49" draw:end-glue-point="3" draw:id="id50" draw:style-name="a197" draw:transform="translate(-1.85004in -3.02157in) rotate(-3.14159) translate(1.85004in 3.02157in)" draw:name="Gewinkelte Verbindung 99">
          <svg:desc/>
        </draw:connector>
        <draw:connector draw:type="standard" svg:x1="3.26752in" svg:y1="6.03372in" draw:start-shape="id51" draw:start-glue-point="3" svg:x2="3.34627in" svg:y2="2.60814in" draw:end-shape="id38" draw:end-glue-point="3" draw:id="id52" draw:style-name="a198" draw:transform="translate(-3.3069in -4.32093in) rotate(-3.14159) translate(3.3069in 4.32093in)" draw:name="Gewinkelte Verbindung 102">
          <svg:desc/>
        </draw:connector>
        <draw:connector draw:type="standard" svg:x1="5.39374in" svg:y1="2.84439in" draw:start-shape="id53" draw:start-glue-point="1" svg:x2="8.3862in" svg:y2="0.67879in" draw:end-shape="id54" draw:end-glue-point="3" draw:id="id55" draw:style-name="a199" draw:name="Gewinkelte Verbindung 106">
          <svg:desc/>
        </draw:connector>
        <draw:connector draw:type="standard" svg:x1="5.39374in" svg:y1="3.08063in" draw:start-shape="id56" draw:start-glue-point="1" svg:x2="8.3862in" svg:y2="1.78128in" draw:end-shape="id57" draw:end-glue-point="3" draw:id="id58" draw:style-name="a200" draw:name="Gewinkelte Verbindung 107">
          <svg:desc/>
        </draw:connector>
        <draw:connector draw:type="standard" svg:x1="5.39374in" svg:y1="3.31688in" draw:start-shape="id59" draw:start-glue-point="1" svg:x2="8.3862in" svg:y2="2.88376in" draw:end-shape="id60" draw:end-glue-point="3" draw:id="id61" draw:style-name="a201" draw:name="Gewinkelte Verbindung 108">
          <svg:desc/>
        </draw:connector>
        <draw:connector draw:type="standard" svg:x1="5.39374in" svg:y1="3.55313in" draw:start-shape="id62" draw:start-glue-point="1" svg:x2="8.3862in" svg:y2="3.98625in" draw:end-shape="id63" draw:end-glue-point="3" draw:id="id64" draw:style-name="a202" draw:name="Gewinkelte Verbindung 109">
          <svg:desc/>
        </draw:connector>
        <draw:connector draw:type="standard" svg:x1="5.39374in" svg:y1="3.78937in" draw:start-shape="id65" draw:start-glue-point="1" svg:x2="8.3862in" svg:y2="5.08873in" draw:end-shape="id66" draw:end-glue-point="3" draw:id="id67" draw:style-name="a203" draw:name="Gewinkelte Verbindung 110">
          <svg:desc/>
        </draw:connector>
        <draw:connector draw:type="standard" svg:x1="5.39374in" svg:y1="4.02562in" draw:start-shape="id68" draw:start-glue-point="1" svg:x2="8.3862in" svg:y2="6.19122in" draw:end-shape="id69" draw:end-glue-point="3" draw:id="id70" draw:style-name="a204" draw:name="Gewinkelte Verbindung 111"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in" svg:y="4.30208in" svg:width="10in" svg:height="1.96007in"/>
      <presentation:placeholder presentation:object="subtitle" svg:x="0in" svg:y="6.25in" svg:width="10in" svg:height="1.25in"/>
    </style:presentation-page-layout>
    <style:presentation-page-layout style:name="Master1-PPL2" style:display-name="Titel und Inhalt">
      <presentation:placeholder presentation:object="title" svg:x="0in" svg:y="0in" svg:width="10in" svg:height="1.18056in"/>
      <presentation:placeholder presentation:object="object" svg:x="0.39236in" svg:y="1.46701in" svg:width="9.21528in" svg:height="5.35417in"/>
    </style:presentation-page-layout>
    <style:presentation-page-layout style:name="Master1-PPL3" style:display-name="Zwei Inhalte">
      <presentation:placeholder presentation:object="title" svg:x="0in" svg:y="0in" svg:width="10in" svg:height="1.18056in"/>
      <presentation:placeholder presentation:object="object" svg:x="0.39236in" svg:y="1.46701in" svg:width="4.52431in" svg:height="5.35417in"/>
      <presentation:placeholder presentation:object="object" svg:x="5.08333in" svg:y="1.46701in" svg:width="4.52431in" svg:height="5.35417in"/>
      <presentation:placeholder presentation:object="footer" svg:x="0.6059in" svg:y="6.82292in" svg:width="4.34722in" svg:height="0.63368in"/>
    </style:presentation-page-layout>
    <style:presentation-page-layout style:name="Master1-PPL4" style:display-name="Bildchart Multipicture">
      <presentation:placeholder presentation:object="title" svg:x="0in" svg:y="0in" svg:width="10in" svg:height="1.18056in"/>
      <presentation:placeholder presentation:object="graphic" svg:x="0.3941in" svg:y="1.19444in" svg:width="4.48785in" svg:height="2.8316in"/>
      <presentation:placeholder presentation:object="graphic" svg:x="5.11806in" svg:y="1.19444in" svg:width="4.48958in" svg:height="2.8316in"/>
      <presentation:placeholder presentation:object="graphic" svg:x="0.3941in" svg:y="4.26215in" svg:width="4.48785in" svg:height="2.55903in"/>
      <presentation:placeholder presentation:object="graphic" svg:x="5.11805in" svg:y="4.26215in" svg:width="4.48958in" svg:height="2.55903in"/>
      <presentation:placeholder presentation:object="footer" svg:x="0.6059in" svg:y="6.82292in" svg:width="4.34722in" svg:height="0.63368in"/>
    </style:presentation-page-layout>
    <style:presentation-page-layout style:name="Master1-PPL5" style:display-name="Bildchart vollflächig">
      <presentation:placeholder presentation:object="graphic" svg:x="0in" svg:y="0in" svg:width="10in" svg:height="6.82118in"/>
      <presentation:placeholder presentation:object="footer" svg:x="0.6059in" svg:y="6.82292in" svg:width="4.34722in" svg:height="0.63368in"/>
    </style:presentation-page-layout>
    <style:presentation-page-layout style:name="Master1-PPL6" style:display-name="Nur Titel">
      <presentation:placeholder presentation:object="title" svg:x="0in" svg:y="0in" svg:width="10in" svg:height="1.18056in"/>
      <presentation:placeholder presentation:object="footer" svg:x="0.6059in" svg:y="6.82292in" svg:width="4.34722in" svg:height="0.63368in"/>
    </style:presentation-page-layout>
    <style:presentation-page-layout style:name="Master1-PPL7" style:display-name="Diagramm">
      <presentation:placeholder presentation:object="title" svg:x="0in" svg:y="0in" svg:width="10in" svg:height="1.18056in"/>
      <presentation:placeholder presentation:object="chart" svg:x="0.3941in" svg:y="1.17188in" svg:width="9.21354in" svg:height="5.64931in"/>
      <presentation:placeholder presentation:object="footer" svg:x="0.6059in" svg:y="6.82292in" svg:width="4.34722in" svg:height="0.63368in"/>
    </style:presentation-page-layout>
    <style:presentation-page-layout style:name="Master1-PPL8" style:display-name="Leere Folie">
      <presentation:placeholder presentation:object="footer" svg:x="0.6059in" svg:y="6.82292in" svg:width="4.34722in" svg:height="0.63368in"/>
    </style:presentation-page-layout>
    <style:presentation-page-layout style:name="Master1-PPL9" style:display-name="Abschlussfolie"/>
    <style:style style:family="graphic" style:name="Graphics"/>
    <style:default-style style:family="graphic">
      <style:graphic-properties draw:fill="none" draw:stroke="solid" svg:stroke-width="0.01042in" svg:stroke-color="#6d7579" svg:stroke-opacity="100%" draw:stroke-linejoin="round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5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 style:parent-style-name="Graphics">
      <style:graphic-properties draw:fill="none" fo:clip="rect(0in 0in 0in 0in)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10%" fo:text-align="left" style:tab-stop-distance="1in" fo:margin-left="0.5816in" fo:margin-right="0in" fo:text-indent="-0.27951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1in" fo:margin-left="0.78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10%" fo:text-align="left" style:tab-stop-distance="1in" fo:margin-left="0.78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5" style:parent-style-name="Graphics">
      <style:graphic-properties draw:fill="none" fo:clip="rect(0in 0in 0in 0in)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1.62598in" fo:padding-bottom="0in" fo:padding-left="0.3937in" fo:padding-right="0.3937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10%" fo:text-align="left" style:tab-stop-distance="1in" fo:margin-left="0in" fo:margin-right="0in" fo:text-indent="0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0%" fo:text-align="left" style:tab-stop-distance="1in" fo:margin-left="0.5816in" fo:margin-right="0in" fo:text-indent="-0.27951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10%" fo:text-align="left" style:tab-stop-distance="1in" fo:margin-left="0.78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10%" fo:text-align="left" style:tab-stop-distance="1in" fo:margin-left="0.5816in" fo:margin-right="0in" fo:text-indent="-0.27951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">
      <style:paragraph-properties fo:line-height="110%" fo:text-align="left" style:tab-stop-distance="1in" fo:margin-left="0.78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48425in" fo:padding-bottom="0in" fo:padding-left="0.3937in" fo:padding-right="0.393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5816in" fo:margin-right="0in" fo:text-indent="-0.27951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10%" fo:text-align="left" style:tab-stop-distance="1in" fo:margin-left="0.29167in" fo:margin-right="0in" fo:text-indent="-0.29167in" fo:margin-top="0.08333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" style:font-family-asian="Arial" style:font-family-complex="Arial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6682a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udi Type Extended" style:font-family-asian="Arial" style:font-family-complex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76">
      <text:list-level-style-number text:level="1" style:num-format="">
        <style:list-level-properties text:space-before="0.29167in"/>
      </text:list-level-style-number>
      <text:list-level-style-number text:level="2" style:num-format="">
        <style:list-level-properties text:space-before="0.5816in"/>
      </text:list-level-style-number>
      <text:list-level-style-number text:level="3" style:num-format="">
        <style:list-level-properties text:space-before="0.78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56">
      <text:list-level-style-bullet text:level="1" text:bullet-char="►">
        <style:list-level-properties text:space-before="0.01215in" text:min-label-width="0.27951in"/>
        <style:text-properties fo:color="#6d7579" fo:font-family="Arial" fo:font-size="80%"/>
      </text:list-level-style-bullet>
      <text:list-level-style-bullet text:level="2" text:bullet-char="►">
        <style:list-level-properties text:space-before="0.30208in" text:min-label-width="0.27951in"/>
        <style:text-properties fo:color="#6d7579" fo:font-family="Arial" fo:font-size="80%"/>
      </text:list-level-style-bullet>
      <text:list-level-style-bullet text:level="3" text:bullet-char="►">
        <style:list-level-properties text:space-before="0.50174in" text:min-label-width="0.27951in"/>
        <style:text-properties fo:color="#6d7579" fo:font-family="Arial" fo:font-size="80%"/>
      </text:list-level-style-bullet>
      <text:list-level-style-bullet text:level="4" text:bullet-char="►">
        <style:list-level-properties text:space-before="1.47049in" text:min-label-width="0.27951in"/>
        <style:text-properties fo:color="#6d7579" fo:font-family="Arial" fo:font-size="80%"/>
      </text:list-level-style-bullet>
      <text:list-level-style-bullet text:level="5" text:bullet-char="►">
        <style:list-level-properties text:space-before="1.97049in" text:min-label-width="0.27951in"/>
        <style:text-properties fo:color="#6d7579" fo:font-family="Arial" fo:font-size="80%"/>
      </text:list-level-style-bullet>
      <text:list-level-style-bullet text:level="6" text:bullet-char="►">
        <style:list-level-properties text:space-before="2.47049in" text:min-label-width="0.27951in"/>
        <style:text-properties fo:color="#6d7579" fo:font-family="Arial" fo:font-size="80%"/>
      </text:list-level-style-bullet>
      <text:list-level-style-bullet text:level="7" text:bullet-char="►">
        <style:list-level-properties text:space-before="2.97049in" text:min-label-width="0.27951in"/>
        <style:text-properties fo:color="#6d7579" fo:font-family="Arial" fo:font-size="80%"/>
      </text:list-level-style-bullet>
      <text:list-level-style-bullet text:level="8" text:bullet-char="►">
        <style:list-level-properties text:space-before="3.47049in" text:min-label-width="0.27951in"/>
        <style:text-properties fo:color="#6d7579" fo:font-family="Arial" fo:font-size="80%"/>
      </text:list-level-style-bullet>
      <text:list-level-style-bullet text:level="9" text:bullet-char="►">
        <style:list-level-properties text:space-before="3.97049in" text:min-label-width="0.27951in"/>
        <style:text-properties fo:color="#6d7579" fo:font-family="Arial" fo:font-size="80%"/>
      </text:list-level-style-bullet>
    </text:list-style>
    <text:list-style style:name="a79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34">
      <text:list-level-style-bullet text:level="1" text:bullet-char="►">
        <style:list-level-properties text:space-before="0.01215in" text:min-label-width="0.27951in"/>
        <style:text-properties fo:color="#6d7579" fo:font-family="Arial" fo:font-size="80%"/>
      </text:list-level-style-bullet>
      <text:list-level-style-bullet text:level="2" text:bullet-char="►">
        <style:list-level-properties text:space-before="0.30208in" text:min-label-width="0.27951in"/>
        <style:text-properties fo:color="#6d7579" fo:font-family="Arial" fo:font-size="80%"/>
      </text:list-level-style-bullet>
      <text:list-level-style-bullet text:level="3" text:bullet-char="►">
        <style:list-level-properties text:space-before="0.50174in" text:min-label-width="0.27951in"/>
        <style:text-properties fo:color="#6d7579" fo:font-family="Arial" fo:font-size="80%"/>
      </text:list-level-style-bullet>
      <text:list-level-style-bullet text:level="4" text:bullet-char="►">
        <style:list-level-properties text:space-before="1.47049in" text:min-label-width="0.27951in"/>
        <style:text-properties fo:color="#6d7579" fo:font-family="Arial" fo:font-size="80%"/>
      </text:list-level-style-bullet>
      <text:list-level-style-bullet text:level="5" text:bullet-char="►">
        <style:list-level-properties text:space-before="1.97049in" text:min-label-width="0.27951in"/>
        <style:text-properties fo:color="#6d7579" fo:font-family="Arial" fo:font-size="80%"/>
      </text:list-level-style-bullet>
      <text:list-level-style-bullet text:level="6" text:bullet-char="►">
        <style:list-level-properties text:space-before="2.47049in" text:min-label-width="0.27951in"/>
        <style:text-properties fo:color="#6d7579" fo:font-family="Arial" fo:font-size="80%"/>
      </text:list-level-style-bullet>
      <text:list-level-style-bullet text:level="7" text:bullet-char="►">
        <style:list-level-properties text:space-before="2.97049in" text:min-label-width="0.27951in"/>
        <style:text-properties fo:color="#6d7579" fo:font-family="Arial" fo:font-size="80%"/>
      </text:list-level-style-bullet>
      <text:list-level-style-bullet text:level="8" text:bullet-char="►">
        <style:list-level-properties text:space-before="3.47049in" text:min-label-width="0.27951in"/>
        <style:text-properties fo:color="#6d7579" fo:font-family="Arial" fo:font-size="80%"/>
      </text:list-level-style-bullet>
      <text:list-level-style-bullet text:level="9" text:bullet-char="►">
        <style:list-level-properties text:space-before="3.97049in" text:min-label-width="0.27951in"/>
        <style:text-properties fo:color="#6d7579" fo:font-family="Arial" fo:font-size="80%"/>
      </text:list-level-style-bullet>
    </text:list-style>
    <text:list-style style:name="a141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12">
      <text:list-level-style-number text:level="1" style:num-format="">
        <style:list-level-properties text:space-before="0.29167in"/>
      </text:list-level-style-number>
      <text:list-level-style-number text:level="2" style:num-format="">
        <style:list-level-properties text:space-before="0.5816in"/>
      </text:list-level-style-number>
      <text:list-level-style-number text:level="3" style:num-format="">
        <style:list-level-properties text:space-before="0.78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.29167in"/>
      </text:list-level-style-number>
      <text:list-level-style-number text:level="2" style:num-format="">
        <style:list-level-properties text:space-before="0.5816in"/>
      </text:list-level-style-number>
      <text:list-level-style-number text:level="3" style:num-format="">
        <style:list-level-properties text:space-before="0.78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37">
      <text:list-level-style-number text:level="1" style:num-format="">
        <style:list-level-properties text:space-before="0.29167in"/>
      </text:list-level-style-number>
      <text:list-level-style-number text:level="2" style:num-format="">
        <style:list-level-properties text:space-before="0.5816in"/>
      </text:list-level-style-number>
      <text:list-level-style-number text:level="3" style:num-format="">
        <style:list-level-properties text:space-before="0.781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62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40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101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6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66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44">
      <text:list-level-style-bullet text:level="1" text:bullet-char="►">
        <style:list-level-properties text:space-before="0.04167in" text:min-label-width="0.25in"/>
        <style:text-properties fo:font-family="Audi Type" style:font-family-generic="swiss" style:font-pitch="variable" fo:font-size="100%"/>
      </text:list-level-style-bullet>
      <text:list-level-style-bullet text:level="2" text:bullet-char="►">
        <style:list-level-properties text:space-before="0.3316in" text:min-label-width="0.25in"/>
        <style:text-properties fo:font-family="Audi Type" style:font-family-generic="swiss" style:font-pitch="variable" fo:font-size="100%"/>
      </text:list-level-style-bullet>
      <text:list-level-style-bullet text:level="3" text:bullet-char="►">
        <style:list-level-properties text:space-before="0.53125in" text:min-label-width="0.25in"/>
        <style:text-properties fo:font-family="Audi Type" style:font-family-generic="swiss" style:font-pitch="variable" fo:font-size="100%"/>
      </text:list-level-style-bullet>
      <text:list-level-style-bullet text:level="4" text:bullet-char="►">
        <style:list-level-properties text:space-before="1.5in" text:min-label-width="0.25in"/>
        <style:text-properties fo:font-family="Audi Type" style:font-family-generic="swiss" style:font-pitch="variable" fo:font-size="100%"/>
      </text:list-level-style-bullet>
      <text:list-level-style-bullet text:level="5" text:bullet-char="►">
        <style:list-level-properties text:space-before="2in" text:min-label-width="0.25in"/>
        <style:text-properties fo:font-family="Audi Type" style:font-family-generic="swiss" style:font-pitch="variable" fo:font-size="100%"/>
      </text:list-level-style-bullet>
      <text:list-level-style-bullet text:level="6" text:bullet-char="►">
        <style:list-level-properties text:space-before="2.5in" text:min-label-width="0.25in"/>
        <style:text-properties fo:font-family="Audi Type" style:font-family-generic="swiss" style:font-pitch="variable" fo:font-size="100%"/>
      </text:list-level-style-bullet>
      <text:list-level-style-bullet text:level="7" text:bullet-char="►">
        <style:list-level-properties text:space-before="3in" text:min-label-width="0.25in"/>
        <style:text-properties fo:font-family="Audi Type" style:font-family-generic="swiss" style:font-pitch="variable" fo:font-size="100%"/>
      </text:list-level-style-bullet>
      <text:list-level-style-bullet text:level="8" text:bullet-char="►">
        <style:list-level-properties text:space-before="3.5in" text:min-label-width="0.25in"/>
        <style:text-properties fo:font-family="Audi Type" style:font-family-generic="swiss" style:font-pitch="variable" fo:font-size="100%"/>
      </text:list-level-style-bullet>
      <text:list-level-style-bullet text:level="9" text:bullet-char="►">
        <style:list-level-properties text:space-before="4in" text:min-label-width="0.25in"/>
        <style:text-properties fo:font-family="Audi Type" style:font-family-generic="swiss" style:font-pitch="variable" fo:font-size="100%"/>
      </text:list-level-style-bullet>
    </text:list-style>
    <text:list-style style:name="a9">
      <text:list-level-style-bullet text:level="1" text:bullet-char="►">
        <style:list-level-properties text:space-before="0.01215in" text:min-label-width="0.27951in"/>
        <style:text-properties fo:color="#6d7579" fo:font-family="Arial" fo:font-size="80%"/>
      </text:list-level-style-bullet>
      <text:list-level-style-bullet text:level="2" text:bullet-char="►">
        <style:list-level-properties text:space-before="0.30208in" text:min-label-width="0.27951in"/>
        <style:text-properties fo:color="#6d7579" fo:font-family="Arial" fo:font-size="80%"/>
      </text:list-level-style-bullet>
      <text:list-level-style-bullet text:level="3" text:bullet-char="►">
        <style:list-level-properties text:space-before="0.50174in" text:min-label-width="0.27951in"/>
        <style:text-properties fo:color="#6d7579" fo:font-family="Arial" fo:font-size="80%"/>
      </text:list-level-style-bullet>
      <text:list-level-style-bullet text:level="4" text:bullet-char="►">
        <style:list-level-properties text:space-before="1.47049in" text:min-label-width="0.27951in"/>
        <style:text-properties fo:color="#6d7579" fo:font-family="Arial" fo:font-size="80%"/>
      </text:list-level-style-bullet>
      <text:list-level-style-bullet text:level="5" text:bullet-char="►">
        <style:list-level-properties text:space-before="1.97049in" text:min-label-width="0.27951in"/>
        <style:text-properties fo:color="#6d7579" fo:font-family="Arial" fo:font-size="80%"/>
      </text:list-level-style-bullet>
      <text:list-level-style-bullet text:level="6" text:bullet-char="►">
        <style:list-level-properties text:space-before="2.47049in" text:min-label-width="0.27951in"/>
        <style:text-properties fo:color="#6d7579" fo:font-family="Arial" fo:font-size="80%"/>
      </text:list-level-style-bullet>
      <text:list-level-style-bullet text:level="7" text:bullet-char="►">
        <style:list-level-properties text:space-before="2.97049in" text:min-label-width="0.27951in"/>
        <style:text-properties fo:color="#6d7579" fo:font-family="Arial" fo:font-size="80%"/>
      </text:list-level-style-bullet>
      <text:list-level-style-bullet text:level="8" text:bullet-char="►">
        <style:list-level-properties text:space-before="3.47049in" text:min-label-width="0.27951in"/>
        <style:text-properties fo:color="#6d7579" fo:font-family="Arial" fo:font-size="80%"/>
      </text:list-level-style-bullet>
      <text:list-level-style-bullet text:level="9" text:bullet-char="►">
        <style:list-level-properties text:space-before="3.97049in" text:min-label-width="0.27951in"/>
        <style:text-properties fo:color="#6d7579" fo:font-family="Arial" fo:font-size="80%"/>
      </text:list-level-style-bullet>
    </text:list-style>
    <text:list-style style:name="a106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70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73">
      <text:list-level-style-bullet text:level="1" text:bullet-char="►">
        <style:list-level-properties text:space-before="0.01215in" text:min-label-width="0.27951in"/>
        <style:text-properties fo:color="#6d7579" fo:font-family="Arial" fo:font-size="80%"/>
      </text:list-level-style-bullet>
      <text:list-level-style-bullet text:level="2" text:bullet-char="►">
        <style:list-level-properties text:space-before="0.30208in" text:min-label-width="0.27951in"/>
        <style:text-properties fo:color="#6d7579" fo:font-family="Arial" fo:font-size="80%"/>
      </text:list-level-style-bullet>
      <text:list-level-style-bullet text:level="3" text:bullet-char="►">
        <style:list-level-properties text:space-before="0.50174in" text:min-label-width="0.27951in"/>
        <style:text-properties fo:color="#6d7579" fo:font-family="Arial" fo:font-size="80%"/>
      </text:list-level-style-bullet>
      <text:list-level-style-bullet text:level="4" text:bullet-char="►">
        <style:list-level-properties text:space-before="1.47049in" text:min-label-width="0.27951in"/>
        <style:text-properties fo:color="#6d7579" fo:font-family="Arial" fo:font-size="80%"/>
      </text:list-level-style-bullet>
      <text:list-level-style-bullet text:level="5" text:bullet-char="►">
        <style:list-level-properties text:space-before="1.97049in" text:min-label-width="0.27951in"/>
        <style:text-properties fo:color="#6d7579" fo:font-family="Arial" fo:font-size="80%"/>
      </text:list-level-style-bullet>
      <text:list-level-style-bullet text:level="6" text:bullet-char="►">
        <style:list-level-properties text:space-before="2.47049in" text:min-label-width="0.27951in"/>
        <style:text-properties fo:color="#6d7579" fo:font-family="Arial" fo:font-size="80%"/>
      </text:list-level-style-bullet>
      <text:list-level-style-bullet text:level="7" text:bullet-char="►">
        <style:list-level-properties text:space-before="2.97049in" text:min-label-width="0.27951in"/>
        <style:text-properties fo:color="#6d7579" fo:font-family="Arial" fo:font-size="80%"/>
      </text:list-level-style-bullet>
      <text:list-level-style-bullet text:level="8" text:bullet-char="►">
        <style:list-level-properties text:space-before="3.47049in" text:min-label-width="0.27951in"/>
        <style:text-properties fo:color="#6d7579" fo:font-family="Arial" fo:font-size="80%"/>
      </text:list-level-style-bullet>
      <text:list-level-style-bullet text:level="9" text:bullet-char="►">
        <style:list-level-properties text:space-before="3.97049in" text:min-label-width="0.27951in"/>
        <style:text-properties fo:color="#6d7579" fo:font-family="Arial" fo:font-size="80%"/>
      </text:list-level-style-bullet>
    </text:list-style>
    <text:list-style style:name="a111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  <text:list-style style:name="a96">
      <text:list-level-style-bullet text:level="1" text:bullet-char="►">
        <style:list-level-properties text:space-before="0in" text:min-label-width="0.29167in"/>
        <style:text-properties fo:color="#cc0033" fo:font-family="Arial" fo:font-size="80%"/>
      </text:list-level-style-bullet>
      <text:list-level-style-bullet text:level="2" text:bullet-char="►">
        <style:list-level-properties text:space-before="0.28993in" text:min-label-width="0.29167in"/>
        <style:text-properties fo:color="#cc0033" fo:font-family="Arial" fo:font-size="80%"/>
      </text:list-level-style-bullet>
      <text:list-level-style-bullet text:level="3" text:bullet-char="►">
        <style:list-level-properties text:space-before="0.48958in" text:min-label-width="0.29167in"/>
        <style:text-properties fo:color="#cc0033" fo:font-family="Arial" fo:font-size="80%"/>
      </text:list-level-style-bullet>
      <text:list-level-style-bullet text:level="4" text:bullet-char="►">
        <style:list-level-properties text:space-before="1.45833in" text:min-label-width="0.29167in"/>
        <style:text-properties fo:color="#cc0033" fo:font-family="Arial" fo:font-size="80%"/>
      </text:list-level-style-bullet>
      <text:list-level-style-bullet text:level="5" text:bullet-char="►">
        <style:list-level-properties text:space-before="1.95833in" text:min-label-width="0.29167in"/>
        <style:text-properties fo:color="#cc0033" fo:font-family="Arial" fo:font-size="80%"/>
      </text:list-level-style-bullet>
      <text:list-level-style-bullet text:level="6" text:bullet-char="►">
        <style:list-level-properties text:space-before="2.45833in" text:min-label-width="0.29167in"/>
        <style:text-properties fo:color="#cc0033" fo:font-family="Arial" fo:font-size="80%"/>
      </text:list-level-style-bullet>
      <text:list-level-style-bullet text:level="7" text:bullet-char="►">
        <style:list-level-properties text:space-before="2.95833in" text:min-label-width="0.29167in"/>
        <style:text-properties fo:color="#cc0033" fo:font-family="Arial" fo:font-size="80%"/>
      </text:list-level-style-bullet>
      <text:list-level-style-bullet text:level="8" text:bullet-char="►">
        <style:list-level-properties text:space-before="3.45833in" text:min-label-width="0.29167in"/>
        <style:text-properties fo:color="#cc0033" fo:font-family="Arial" fo:font-size="80%"/>
      </text:list-level-style-bullet>
      <text:list-level-style-bullet text:level="9" text:bullet-char="►">
        <style:list-level-properties text:space-before="3.95833in" text:min-label-width="0.29167in"/>
        <style:text-properties fo:color="#cc0033" fo:font-family="Aria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Default-Theme" style:page-layout-name="pageLayout1" draw:style-name="a0">
      <draw:frame draw:id="id0" presentation:style-name="a3" draw:name="Rectangle 2" svg:x="0in" svg:y="0in" svg:width="10in" svg:height="1.18056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desc/>
      </draw:frame>
      <draw:frame draw:id="id1" presentation:style-name="a13" draw:name="Rectangle 3" svg:x="0.39236in" svg:y="1.46701in" svg:width="9.21528in" svg:height="5.3541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1-title-Titelfolie" style:page-layout-name="pageLayout1" draw:style-name="a14">
      <draw:frame draw:id="id2" draw:style-name="a15" draw:name="Bild 3" svg:x="0in" svg:y="0in" svg:width="10.01389in" svg:height="7.5in" style:rel-width="scale" style:rel-height="scale">
        <draw:image xlink:href="media/image1.jpeg" xlink:type="simple" xlink:show="embed" xlink:actuate="onLoad"/>
        <svg:desc>Cover.jpg</svg:desc>
      </draw:frame>
      <draw:frame draw:id="id3" presentation:style-name="a19" draw:name="Rectangle 2" svg:x="0in" svg:y="4.30208in" svg:width="10in" svg:height="1.96007in" presentation:class="title" presentation:placeholder="false">
        <draw:text-box>
          <text:p text:style-name="a18" text:class-names="" text:cond-style-name=""><text:span text:style-name="a16" text:class-names="">Titelmasterformat durch Klicken bearbeiten</text:span><text:span text:style-name="a17" text:class-names=""/></text:p>
        </draw:text-box>
        <svg:desc/>
      </draw:frame>
      <draw:frame draw:id="id4" presentation:style-name="a23" draw:name="Rectangle 3" svg:x="0in" svg:y="6.25in" svg:width="10in" svg:height="1.25in" presentation:class="subtitle" presentation:placeholder="false">
        <draw:text-box>
          <text:p text:style-name="a22" text:class-names="" text:cond-style-name=""><text:span text:style-name="a20" text:class-names="">Formatvorlage des Untertitelmasters durch Klicken bearbeiten</text:span><text:span text:style-name="a21" text:class-names=""/></text:p>
        </draw:text-box>
        <svg:desc/>
      </draw:frame>
    </style:master-page>
    <style:master-page style:name="Master1-Layout2-obj-Titel-und-Inhalt" style:page-layout-name="pageLayout1" draw:style-name="a24">
      <draw:frame draw:id="id5" presentation:style-name="a28" draw:name="Titel 1" svg:x="0in" svg:y="0in" svg:width="10in" svg:height="1.18056in" presentation:class="title" presentation:placeholder="false">
        <draw:text-box>
          <text:p text:style-name="a27" text:class-names="" text:cond-style-name=""><text:span text:style-name="a25" text:class-names="">Titelmasterformat durch Klicken bearbeiten</text:span><text:span text:style-name="a26" text:class-names=""/></text:p>
        </draw:text-box>
        <svg:desc/>
      </draw:frame>
      <draw:frame draw:id="id6" presentation:style-name="a45" draw:name="Inhaltsplatzhalter 2" svg:x="0.39236in" svg:y="1.46701in" svg:width="9.21528in" svg:height="5.35417in" presentation:class="object" presentation:placeholder="false">
        <draw:text-box>
          <text:list text:style-name="a31">
            <text:list-item>
              <text:p text:style-name="a30" text:class-names="" text:cond-style-name=""><text:span text:style-name="a29" text:class-names="">Textmasterformate durch Klicken bearbeiten</text:span></text:p>
            </text:list-item>
          </text:list>
          <text:list text:style-name="a34">
            <text:list-item>
              <text:list text:style-name="a34">
                <text:list-item>
                  <text:p text:style-name="a33" text:class-names="" text:cond-style-name=""><text:span text:style-name="a32" text:class-names="">Zweite Ebene</text:span></text:p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p text:style-name="a36" text:class-names="" text:cond-style-name=""><text:span text:style-name="a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">
            <text:list-item>
              <text:list text:style-name="a40">
                <text:list-item>
                  <text:list text:style-name="a40">
                    <text:list-item>
                      <text:list text:style-name="a40">
                        <text:list-item>
                          <text:p text:style-name="a39" text:class-names="" text:cond-style-name=""><text:span text:style-name="a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">
            <text:list-item>
              <text:list text:style-name="a44">
                <text:list-item>
                  <text:list text:style-name="a44">
                    <text:list-item>
                      <text:list text:style-name="a44">
                        <text:list-item>
                          <text:list text:style-name="a44">
                            <text:list-item>
                              <text:p text:style-name="a43" text:class-names="" text:cond-style-name=""><text:span text:style-name="a41" text:class-names="">Fünfte Ebene</text:span><text:span text:style-name="a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3-twoObj-Zwei-Inhalte" style:page-layout-name="pageLayout1" draw:style-name="a46">
      <draw:frame draw:id="id7" presentation:style-name="a50" draw:name="Titel 1" svg:x="0in" svg:y="0in" svg:width="10in" svg:height="1.18056in" presentation:class="title" presentation:placeholder="false">
        <draw:text-box>
          <text:p text:style-name="a49" text:class-names="" text:cond-style-name=""><text:span text:style-name="a47" text:class-names="">Titelmasterformat durch Klicken bearbeiten</text:span><text:span text:style-name="a48" text:class-names=""/></text:p>
        </draw:text-box>
        <svg:desc/>
      </draw:frame>
      <draw:frame draw:id="id8" presentation:style-name="a67" draw:name="Inhaltsplatzhalter 2" svg:x="0.39236in" svg:y="1.46701in" svg:width="4.52431in" svg:height="5.3541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e durch Klicken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list text:style-name="a66">
                            <text:list-item>
                              <text:p text:style-name="a65" text:class-names="" text:cond-style-name=""><text:span text:style-name="a63" text:class-names="">Fünfte Ebene</text:span><text:span text:style-name="a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" presentation:style-name="a84" draw:name="Inhaltsplatzhalter 3" svg:x="5.08333in" svg:y="1.46701in" svg:width="4.52431in" svg:height="5.35417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Textmasterformate durch Klicken bearbeiten</text:span></text:p>
            </text:list-item>
          </text:list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Zweite Ebene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0" text:class-names="">Fünfte Ebene</text:span><text:span text:style-name="a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" presentation:style-name="a87" draw:name="Fußzeilenplatzhalter 6" svg:x="0.6059in" svg:y="6.82292in" svg:width="4.34722in" svg:height="0.63368in" presentation:class="footer" presentation:placeholder="false">
        <draw:text-box>
          <text:p text:style-name="a86" text:class-names="" text:cond-style-name=""><text:span text:style-name="a85" text:class-names="">Titel oder Name, Abteilung, Datum</text:span></text:p>
        </draw:text-box>
        <svg:desc/>
      </draw:frame>
    </style:master-page>
    <style:master-page style:name="Master1-Layout4-cust-Bildchart-Multipicture" style:page-layout-name="pageLayout1" draw:style-name="a88">
      <draw:frame draw:id="id11" presentation:style-name="a92" draw:name="Titel 1" svg:x="0in" svg:y="0in" svg:width="10in" svg:height="1.18056in" presentation:class="title" presentation:placeholder="false">
        <draw:text-box>
          <text:p text:style-name="a91" text:class-names="" text:cond-style-name=""><text:span text:style-name="a89" text:class-names="">Titelmasterformat durch Klicken bearbeiten</text:span><text:span text:style-name="a90" text:class-names=""/></text:p>
        </draw:text-box>
        <svg:desc/>
      </draw:frame>
      <draw:frame draw:id="id12" presentation:style-name="a97" draw:name="Bildplatzhalter 4" svg:x="0.3941in" svg:y="1.19444in" svg:width="4.48785in" svg:height="2.8316in" presentation:class="graphic" presentation:placeholder="false">
        <draw:text-box>
          <text:list text:style-name="a96">
            <text:list-item>
              <text:p text:style-name="a95" text:class-names="" text:cond-style-name=""><text:span text:style-name="a93" text:class-names="">Bild durch Klicken auf Symbol hinzufügen</text:span><text:span text:style-name="a94" text:class-names=""/></text:p>
            </text:list-item>
          </text:list>
        </draw:text-box>
        <svg:desc/>
      </draw:frame>
      <draw:frame draw:id="id13" presentation:style-name="a102" draw:name="Bildplatzhalter 6" svg:x="5.11806in" svg:y="1.19444in" svg:width="4.48958in" svg:height="2.8316in" presentation:class="graphic" presentation:placeholder="false">
        <draw:text-box>
          <text:list text:style-name="a101">
            <text:list-item>
              <text:p text:style-name="a100" text:class-names="" text:cond-style-name=""><text:span text:style-name="a98" text:class-names="">Bild durch Klicken auf Symbol hinzufügen</text:span><text:span text:style-name="a99" text:class-names=""/></text:p>
            </text:list-item>
          </text:list>
        </draw:text-box>
        <svg:desc/>
      </draw:frame>
      <draw:frame draw:id="id14" presentation:style-name="a107" draw:name="Bildplatzhalter 8" svg:x="0.3941in" svg:y="4.26215in" svg:width="4.48785in" svg:height="2.55903in" presentation:class="graphic" presentation:placeholder="false">
        <draw:text-box>
          <text:list text:style-name="a106">
            <text:list-item>
              <text:p text:style-name="a105" text:class-names="" text:cond-style-name=""><text:span text:style-name="a103" text:class-names="">Bild durch Klicken auf Symbol hinzufügen</text:span><text:span text:style-name="a104" text:class-names=""/></text:p>
            </text:list-item>
          </text:list>
        </draw:text-box>
        <svg:desc/>
      </draw:frame>
      <draw:frame draw:id="id15" presentation:style-name="a112" draw:name="Bildplatzhalter 10" svg:x="5.11805in" svg:y="4.26215in" svg:width="4.48958in" svg:height="2.55903in" presentation:class="graphic" presentation:placeholder="false">
        <draw:text-box>
          <text:list text:style-name="a111">
            <text:list-item>
              <text:p text:style-name="a110" text:class-names="" text:cond-style-name=""><text:span text:style-name="a108" text:class-names="">Bild durch Klicken auf Symbol hinzufügen</text:span><text:span text:style-name="a109" text:class-names=""/></text:p>
            </text:list-item>
          </text:list>
        </draw:text-box>
        <svg:desc/>
      </draw:frame>
      <draw:frame draw:id="id16" presentation:style-name="a115" draw:name="Fußzeilenplatzhalter 6" svg:x="0.6059in" svg:y="6.82292in" svg:width="4.34722in" svg:height="0.63368in" presentation:class="footer" presentation:placeholder="false">
        <draw:text-box>
          <text:p text:style-name="a114" text:class-names="" text:cond-style-name=""><text:span text:style-name="a113" text:class-names="">Titel oder Name, Abteilung, Datum</text:span></text:p>
        </draw:text-box>
        <svg:desc/>
      </draw:frame>
    </style:master-page>
    <style:master-page style:name="Master1-Layout5-cust-Bildchart-vollflächig" style:page-layout-name="pageLayout1" draw:style-name="a116">
      <draw:frame draw:id="id17" presentation:style-name="a121" draw:name="Bildplatzhalter 3" svg:x="0in" svg:y="0in" svg:width="10in" svg:height="6.82118in" presentation:class="graphic" presentation:placeholder="false">
        <draw:text-box>
          <text:list text:style-name="a120">
            <text:list-item>
              <text:p text:style-name="a119" text:class-names="" text:cond-style-name=""><text:span text:style-name="a117" text:class-names="">Bild durch Klicken auf Symbol hinzufügen</text:span><text:span text:style-name="a118" text:class-names=""/></text:p>
            </text:list-item>
          </text:list>
        </draw:text-box>
        <svg:desc/>
      </draw:frame>
      <draw:frame draw:id="id18" presentation:style-name="a124" draw:name="Fußzeilenplatzhalter 6" svg:x="0.6059in" svg:y="6.82292in" svg:width="4.34722in" svg:height="0.63368in" presentation:class="footer" presentation:placeholder="false">
        <draw:text-box>
          <text:p text:style-name="a123" text:class-names="" text:cond-style-name=""><text:span text:style-name="a122" text:class-names="">Titel oder Name, Abteilung, Datum</text:span></text:p>
        </draw:text-box>
        <svg:desc/>
      </draw:frame>
    </style:master-page>
    <style:master-page style:name="Master1-Layout6-titleOnly-Nur-Titel" style:page-layout-name="pageLayout1" draw:style-name="a125">
      <draw:frame draw:id="id19" presentation:style-name="a129" draw:name="Titel 1" svg:x="0in" svg:y="0in" svg:width="10in" svg:height="1.18056in" presentation:class="title" presentation:placeholder="false">
        <draw:text-box>
          <text:p text:style-name="a128" text:class-names="" text:cond-style-name=""><text:span text:style-name="a126" text:class-names="">Titelmasterformat durch Klicken bearbeiten</text:span><text:span text:style-name="a127" text:class-names=""/></text:p>
        </draw:text-box>
        <svg:desc/>
      </draw:frame>
      <draw:frame draw:id="id20" presentation:style-name="a132" draw:name="Fußzeilenplatzhalter 6" svg:x="0.6059in" svg:y="6.82292in" svg:width="4.34722in" svg:height="0.63368in" presentation:class="footer" presentation:placeholder="false">
        <draw:text-box>
          <text:p text:style-name="a131" text:class-names="" text:cond-style-name=""><text:span text:style-name="a130" text:class-names="">Titel oder Name, Abteilung, Datum</text:span></text:p>
        </draw:text-box>
        <svg:desc/>
      </draw:frame>
    </style:master-page>
    <style:master-page style:name="Master1-Layout7-cust-Diagramm" style:page-layout-name="pageLayout1" draw:style-name="a133">
      <draw:frame draw:id="id21" presentation:style-name="a137" draw:name="Titel 1" svg:x="0in" svg:y="0in" svg:width="10in" svg:height="1.18056in" presentation:class="title" presentation:placeholder="false">
        <draw:text-box>
          <text:p text:style-name="a136" text:class-names="" text:cond-style-name=""><text:span text:style-name="a134" text:class-names="">Titelmasterformat durch Klicken bearbeiten</text:span><text:span text:style-name="a135" text:class-names=""/></text:p>
        </draw:text-box>
        <svg:desc/>
      </draw:frame>
      <draw:frame draw:id="id22" presentation:style-name="a142" draw:name="Diagrammplatzhalter 6" svg:x="0.3941in" svg:y="1.17188in" svg:width="9.21354in" svg:height="5.64931in" presentation:class="chart" presentation:placeholder="false">
        <draw:text-box>
          <text:list text:style-name="a141">
            <text:list-item>
              <text:p text:style-name="a140" text:class-names="" text:cond-style-name=""><text:span text:style-name="a138" text:class-names="">Diagramm durch Klicken auf Symbol hinzufügen</text:span><text:span text:style-name="a139" text:class-names=""/></text:p>
            </text:list-item>
          </text:list>
        </draw:text-box>
        <svg:desc/>
      </draw:frame>
      <draw:frame draw:id="id23" presentation:style-name="a145" draw:name="Fußzeilenplatzhalter 6" svg:x="0.6059in" svg:y="6.82292in" svg:width="4.34722in" svg:height="0.63368in" presentation:class="footer" presentation:placeholder="false">
        <draw:text-box>
          <text:p text:style-name="a144" text:class-names="" text:cond-style-name=""><text:span text:style-name="a143" text:class-names="">Titel oder Name, Abteilung, Datum</text:span></text:p>
        </draw:text-box>
        <svg:desc/>
      </draw:frame>
    </style:master-page>
    <style:master-page style:name="Master1-Layout8-blank-Leere-Folie" style:page-layout-name="pageLayout1" draw:style-name="a146">
      <draw:frame draw:id="id24" presentation:style-name="a149" draw:name="Fußzeilenplatzhalter 6" svg:x="0.6059in" svg:y="6.82292in" svg:width="4.34722in" svg:height="0.63368in" presentation:class="footer" presentation:placeholder="false">
        <draw:text-box>
          <text:p text:style-name="a148" text:class-names="" text:cond-style-name=""><text:span text:style-name="a147" text:class-names="">Titel oder Name, Abteilung, Datum</text:span></text:p>
        </draw:text-box>
        <svg:desc/>
      </draw:frame>
    </style:master-page>
    <style:master-page style:name="Master1-Layout9-cust-Abschlussfolie" style:page-layout-name="pageLayout1" draw:style-name="a150">
      <draw:frame draw:id="id25" draw:style-name="a151" draw:name="Bild 6" svg:x="0in" svg:y="0in" svg:width="10in" svg:height="7.5in" style:rel-width="scale" style:rel-height="scale">
        <draw:image xlink:href="media/image2.jpeg" xlink:type="simple" xlink:show="embed" xlink:actuate="onLoad"/>
        <svg:desc>Cover_Spiegel-Standard.jpg</svg:desc>
      </draw:frame>
      <draw:frame draw:id="id26" draw:style-name="a154" draw:name="Textfeld 6" svg:x="0.3941in" svg:y="4.26215in" svg:width="9.21354in" svg:height="2.55903in">
        <draw:text-box>
          <text:p text:style-name="a153" text:class-names="" text:cond-style-name=""><text:span text:style-name="a152" text:class-names="">Vielen Dank.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Schreiner, Thomas (I/FP-35)</meta:initial-creator>
    <dc:creator>Schreiner, Thomas (I/FP-35)</dc:creator>
    <meta:creation-date>2015-04-08T12:24:02Z</meta:creation-date>
    <dc:date>2015-04-08T12:58:04Z</dc:date>
    <meta:template xlink:href="Default%20Theme" xlink:type="simple"/>
    <meta:editing-cycles>3</meta:editing-cycles>
    <meta:editing-duration>PT0S</meta:editing-duration>
    <meta:document-statistic meta:paragraph-count="55" meta:word-count="55"/>
  </office:meta>
</office:document-meta>
</file>